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729fcf" draw:fill-color="#dee6ef" draw:textarea-horizontal-align="justify" draw:textarea-vertical-align="middle" draw:auto-grow-height="false" fo:min-height="4.213cm" fo:min-width="4.273cm"/>
    </style:style>
    <style:style style:name="gr3" style:family="graphic" style:parent-style-name="standard">
      <style:graphic-properties svg:stroke-color="#729fcf" draw:fill-color="#dee6ef" draw:textarea-horizontal-align="justify" draw:textarea-vertical-align="middle" draw:auto-grow-height="false" fo:min-height="1.709cm" fo:min-width="1.995cm"/>
    </style:style>
    <style:style style:name="gr4" style:family="graphic" style:parent-style-name="standard">
      <style:graphic-properties svg:stroke-color="#729fcf" draw:fill-color="#dee6ef" draw:textarea-horizontal-align="justify" draw:textarea-vertical-align="middle" draw:auto-grow-height="false" fo:min-height="1.71cm" fo:min-width="3.514cm"/>
    </style:style>
    <style:style style:name="gr5" style:family="graphic" style:parent-style-name="standard">
      <style:graphic-properties svg:stroke-color="#729fcf" draw:fill-color="#dee6ef" draw:textarea-horizontal-align="justify" draw:textarea-vertical-align="middle" draw:auto-grow-height="false" fo:min-height="1.709cm" fo:min-width="3.514cm"/>
    </style:style>
    <style:style style:name="gr6" style:family="graphic" style:parent-style-name="standard">
      <style:graphic-properties svg:stroke-color="#729fcf" draw:fill-color="#dee6ef" draw:textarea-horizontal-align="justify" draw:textarea-vertical-align="middle" draw:auto-grow-height="false" fo:min-height="1.528cm" fo:min-width="3.564cm"/>
    </style:style>
    <style:style style:name="gr7" style:family="graphic" style:parent-style-name="standard">
      <style:graphic-properties svg:stroke-color="#729fcf" draw:fill-color="#dee6ef" draw:textarea-horizontal-align="justify" draw:textarea-vertical-align="middle" draw:auto-grow-height="false" fo:min-height="1.71cm" fo:min-width="3.513cm"/>
    </style:style>
    <style:style style:name="gr8" style:family="graphic" style:parent-style-name="standard">
      <style:graphic-properties svg:stroke-color="#729fcf" draw:fill-color="#dee6ef" draw:textarea-horizontal-align="justify" draw:textarea-vertical-align="middle" draw:auto-grow-height="false" fo:min-height="1.709cm" fo:min-width="5.032cm"/>
    </style:style>
    <style:style style:name="gr9" style:family="graphic" style:parent-style-name="standard">
      <style:graphic-properties svg:stroke-color="#729fcf" draw:fill-color="#dee6ef" draw:textarea-horizontal-align="justify" draw:textarea-vertical-align="middle" draw:auto-grow-height="false" fo:min-height="0.82cm" fo:min-width="3.514cm"/>
    </style:style>
    <style:style style:name="gr10" style:family="graphic" style:parent-style-name="standard">
      <style:graphic-properties svg:stroke-color="#729fcf" draw:fill-color="#dee6ef" draw:textarea-horizontal-align="justify" draw:textarea-vertical-align="middle" draw:auto-grow-height="false" fo:min-height="0.82cm" fo:min-width="4.326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729fcf" draw:fill-color="#dee6ef" draw:textarea-horizontal-align="justify" draw:textarea-vertical-align="middle" draw:auto-grow-height="false" fo:min-height="1.909cm" fo:min-width="3.6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/>
      <style:text-properties fo:font-size="14pt"/>
    </style:style>
    <style:style style:name="P5" style:family="paragraph">
      <loext:graphic-properties draw:fill-color="#dee6e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558cm" svg:y1="11.16cm" svg:x2="22.336cm" svg:y2="12.684cm">
          <text:p/>
        </draw:line>
        <draw:line draw:style-name="gr1" draw:text-style-name="P1" draw:layer="layout" svg:x1="20.685cm" svg:y1="10.271cm" svg:x2="22.336cm" svg:y2="10.271cm">
          <text:p/>
        </draw:line>
        <draw:line draw:style-name="gr1" draw:text-style-name="P2" draw:layer="layout" svg:x1="15.261cm" svg:y1="14.843cm" svg:x2="14.61cm" svg:y2="12.448cm">
          <text:p/>
        </draw:line>
        <draw:line draw:style-name="gr1" draw:text-style-name="P2" draw:layer="layout" svg:x1="15.097cm" svg:y1="10.398cm" svg:x2="16.875cm" svg:y2="10.416cm">
          <text:p/>
        </draw:line>
        <draw:line draw:style-name="gr1" draw:text-style-name="P2" draw:layer="layout" svg:x1="20.685cm" svg:y1="9.763cm" svg:x2="22.463cm" svg:y2="8.112cm">
          <text:p/>
        </draw:line>
        <draw:line draw:style-name="gr1" draw:text-style-name="P2" draw:layer="layout" svg:x1="12.658cm" svg:y1="8.53cm" svg:x2="12.658cm" svg:y2="6.788cm">
          <text:p/>
        </draw:line>
        <draw:line draw:style-name="gr1" draw:text-style-name="P2" draw:layer="layout" svg:x1="11.464cm" svg:y1="6.026cm" svg:x2="9.186cm" svg:y2="6.244cm">
          <text:p/>
        </draw:line>
        <draw:line draw:style-name="gr1" draw:text-style-name="P2" draw:layer="layout" svg:x1="10.922cm" svg:y1="10.706cm" svg:x2="8.861cm" svg:y2="11.141cm">
          <text:p/>
        </draw:line>
        <draw:line draw:style-name="gr1" draw:text-style-name="P2" draw:layer="layout" svg:x1="11.464cm" svg:y1="14.081cm" svg:x2="11.898cm" svg:y2="12.557cm">
          <text:p/>
        </draw:line>
        <draw:custom-shape draw:style-name="gr2" draw:text-style-name="P4" draw:layer="layout" svg:width="4.773cm" svg:height="4.463cm" svg:x="10.488cm" svg:y="8.094cm">
          <text:p text:style-name="P3"><text:span text:style-name="T1">OB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95cm" svg:height="1.959cm" svg:x="11.247cm" svg:y="4.937cm">
          <text:p text:style-name="P3"><text:span text:style-name="T1">ADC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14cm" svg:height="1.96cm" svg:x="22.005cm" svg:y="6.969cm">
          <text:p text:style-name="P3"><text:span text:style-name="T1">Camer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14cm" svg:height="1.959cm" svg:x="5.389cm" svg:y="5.155cm">
          <text:p text:style-name="P3"><text:span text:style-name="T1">Star Track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778cm" svg:x="21.955cm" svg:y="9.382cm">
          <text:p text:style-name="P3"><text:span text:style-name="T1">Laser Refle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13cm" svg:height="1.96cm" svg:x="9.078cm" svg:y="13.972cm">
          <text:p text:style-name="P3"><text:span text:style-name="T1">Power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532cm" svg:height="1.959cm" svg:x="14.081cm" svg:y="13.954cm">
          <text:p text:style-name="P3"><text:span text:style-name="T2">Radio Commun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14cm" svg:height="1.96cm" svg:x="5.064cm" svg:y="10.815cm">
          <text:p text:style-name="P3"><text:span text:style-name="T1">Thermal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14cm" svg:height="1.959cm" svg:x="21.955cm" svg:y="11.541cm">
          <text:p text:style-name="P3"><text:span text:style-name="T1">IR Camer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14cm" svg:height="1.959cm" svg:x="16.875cm" svg:y="9.509cm">
          <text:p text:style-name="P3"><text:span text:style-name="T1">Payload</text:span></text:p>
          <text:p text:style-name="P3"><text:span text:style-name="T1">Interface Board</text:span></text:p>
          <text:p text:style-name="P3"><text:span text:style-name="T1">(PIB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4" draw:layer="layout" svg:width="4.014cm" svg:height="1.07cm" svg:x="11.718cm" svg:y="1.581cm">
          <text:p text:style-name="P3"><text:span text:style-name="T1">Process Tre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4.014cm" svg:height="1.07cm" svg:x="11.668cm" svg:y="3.413cm">
          <text:p text:style-name="P3"><text:span text:style-name="T1">Take Pic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4.826cm" svg:height="1.07cm" svg:x="11.287cm" svg:y="5.264cm">
          <text:p text:style-name="P3"><text:span text:style-name="T1">Detection Algorithm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3.675cm" svg:y1="4.483cm" svg:x2="13.7cm" svg:y2="5.264cm" draw:start-shape="id1" draw:start-glue-point="2" draw:end-shape="id2" draw:end-glue-point="0" svg:d="M13675 4483v391h25v390" svg:viewBox="0 0 26 782">
          <text:p/>
        </draw:connector>
        <draw:custom-shape draw:style-name="gr9" draw:text-style-name="P4" draw:layer="layout" svg:width="4.014cm" svg:height="1.07cm" svg:x="7.4cm" svg:y="7.35cm">
          <text:p text:style-name="P3"><text:span text:style-name="T1">Detects New Fir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191cm" svg:height="2.159cm" svg:x="11.668cm" svg:y="6.842cm">
          <text:p text:style-name="P3"><text:span text:style-name="T1">Reports Changes </text:span></text:p>
          <text:p text:style-name="P3"><text:span text:style-name="T1">in Active Fir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14cm" svg:height="1.07cm" svg:x="16.163cm" svg:y="7.296cm">
          <text:p text:style-name="P3"><text:span text:style-name="T1">Detects New Fir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16:39:59.788000000</meta:creation-date>
    <dc:date>2018-12-05T10:39:46.077000000</dc:date>
    <meta:editing-duration>P1DT1H38M7S</meta:editing-duration>
    <meta:editing-cycles>6</meta:editing-cycles>
    <meta:generator>LibreOffice/6.1.0.3$Windows_X86_64 LibreOffice_project/efb621ed25068d70781dc026f7e9c5187a4decd1</meta:generator>
    <meta:document-statistic meta:object-count="26"/>
  </office:meta>
</office:document-meta>
</file>